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Rhaíssa Nogueira Arantes<text:tab/><text:tab/><text:tab/><text:tab/><text:tab/><text:tab/></text:span><text:span text:style-name="T3">Data:</text:span><text:span text:style-name="T2"> 04/10/2013</text:span></text:p>
      <text:p text:style-name="P4"><text:span text:style-name="T3">Fase/Iteração:</text:span><text:span text:style-name="T2"> Iteração 1<text:tab/><text:tab/><text:tab/><text:tab/><text:tab/></text:span><text:span text:style-name="T3">Esforço Total:</text:span><text:span text:style-name="T2"> 4 horas</text:span></text:p>
      <text:p text:style-name="P5"/>
      <text:p text:style-name="P4"><text:span text:style-name="T3">Atividade: Estudo do escopo do projeto</text:span><text:span text:style-name="T2"><text:tab/><text:tab/><text:tab/></text:span><text:span text:style-name="T3">Esforço: 4 horas</text:span></text:p>
      <text:p text:style-name="P4"><text:span text:style-name="T2">Descrição: Estudar o escopo do projeto<text:tab/><text:tab/></text:span></text:p>
      <text:p text:style-name="P4"><text:span text:style-name="T2">Produtos: Conhecimento sobre o projeto</text:span></text:p>
      <text:p text:style-name="P5">Equipe: Rhaíssa Nogueira</text:p>
      <text:p text:style-name="P6">Artefato: Não se aplica</text:p>
      <text:p text:style-name="P8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104cm" svg:y="-0.265cm" svg:width="2.256cm" svg:height="1.469cm" draw:z-index="0"><draw:image xlink:href="Pictures/1000020100000140000000F01B97891D.png" xlink:type="simple" xlink:show="embed" xlink:actuate="onLoad"/></draw:frame></text:p>
        <text:p text:style-name="MP2">RELPREV –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2</meta:editing-cycles>
    <dc:date>2013-10-04T19:45:27</dc:date>
    <meta:editing-duration>P0D</meta:editing-duration>
    <meta:document-statistic meta:table-count="0" meta:image-count="1" meta:object-count="0" meta:page-count="1" meta:paragraph-count="11" meta:word-count="61" meta:character-count="431" meta:non-whitespace-character-count="366"/>
  </office:meta>
</office:document-meta>
</file>